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3e405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3e405"/>
    </style:style>
    <style:style style:name="T10" style:family="text">
      <style:text-properties officeooo:rsid="00251c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5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6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3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27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1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29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4">EDITORA DA UFPB</text:p>
          </table:table-cell>
        </table:table-row>
        <table:table-row>
          <table:table-cell table:style-name="FichaTecnica.A1" office:value-type="string">
            <text:p text:style-name="P21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28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1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1<text:span text:style-name="T10">6</text:span>p. : il. – </text:p>
            <text:p text:style-name="P18"><text:s text:c="16"/>ISBN: <text:span text:style-name="T9">978-85-237-0892-4</text:span>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32">CDU: <text:s/>51</text:p>
          </table:table-cell>
        </table:table-row>
      </table:table>
      <text:p text:style-name="P33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24T10:59:11.820025834</dc:date>
    <meta:print-date>2013-04-16T12:43:00</meta:print-date>
    <meta:editing-cycles>39</meta:editing-cycles>
    <meta:editing-duration>PT2H23M3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